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0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2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3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4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Heading_20_3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officeooo:rsid="002961a2" officeooo:paragraph-rsid="0020d870"/>
    </style:style>
    <style:style style:name="P18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19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0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3" style:family="paragraph" style:parent-style-name="Heading_20_3">
      <style:text-properties officeooo:rsid="002961a2"/>
    </style:style>
    <style:style style:name="P2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5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paragraph-properties fo:margin-top="0cm" fo:margin-bottom="0cm" style:contextual-spacing="false"/>
    </style:style>
    <style:style style:name="P29" style:family="paragraph" style:parent-style-name="Text_20_body">
      <style:text-properties officeooo:rsid="002961a2"/>
    </style:style>
    <style:style style:name="P30" style:family="paragraph" style:parent-style-name="Text_20_body" style:list-style-name="L3"/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officeooo:rsid="000ca595"/>
    </style:style>
    <style:style style:name="T14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5" style:family="text">
      <style:text-properties officeooo:rsid="000d3009"/>
    </style:style>
    <style:style style:name="T16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Nombre del a</text:span>lumno-<text:span text:style-name="T2">a</text:span>: </text:p>
      <text:p text:style-name="P16">N<text:span text:style-name="T3">ombre del alumno-a</text:span></text:p>
      <text:section text:style-name="Sect1" text:name="Sección1">
        <text:p text:style-name="P13"/>
      </text:section>
      <text:section text:style-name="Sect1" text:name="Sección4">
        <text:p text:style-name="P14"><text:s text:c="3"/>NOTA: Antes de nada, cumplimentar el nombre <text:span text:style-name="T4">completo</text:span> del alumno -<text:span text:style-name="T2">a</text:span> <text:s text:c="2"/></text:p>
      </text:section>
      <text:p text:style-name="P15"/>
      <text:p text:style-name="P8">OBJETIVOS</text:p>
      <text:p text:style-name="P9"/>
      <text:p text:style-name="P10">- <text:span text:style-name="T2">Conocer y habituarse a la metodología de trabajo, así como la plataforma CAMPUS DE LAS ENSEÑANZAS PROFESIONALES</text:span></text:p>
      <text:p text:style-name="P11"><text:span text:style-name="T2">- </text:span><text:span text:style-name="A1"><text:span text:style-name="T16">Selecciona las arquitecturas y tecnologías de programación sobre clientes Web, identificando y analizando las capacidades y características de cada una. </text:span></text:span><text:span text:style-name="A1"><text:span text:style-name="T14">. </text:span></text:span></text:p>
      <text:p text:style-name="P6">RECURSOS</text:p>
      <text:list text:style-name="L1">
        <text:list-header>
          <text:h text:style-name="P20" text:outline-level="1"/>
        </text:list-header>
        <text:list-item>
          <text:h text:style-name="P21" text:outline-level="1"><text:span text:style-name="T6">E</text:span><text:span text:style-name="T5">l equipo de aula asignado al propio alumno.</text:span></text:h>
        </text:list-item>
        <text:list-item>
          <text:h text:style-name="P22" text:outline-level="1">Carpeta compartida <text:span text:style-name="T15">DEW</text:span> en el equipo del profesor y accesible por red local.</text:h>
        </text:list-item>
        <text:list-item>
          <text:p text:style-name="P24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5">Software d<text:span text:style-name="T13">e desarrollo.</text:span></text:p>
        </text:list-item>
        <text:list-item>
          <text:p text:style-name="P26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2"/>
      <text:h text:style-name="P17" text:outline-level="3">Enunciado del Ejercicio</text:h>
      <text:h text:style-name="P23" text:outline-level="3">Sistema de Gestión de Inventario</text:h>
      <text:h text:style-name="Heading_20_4" text:outline-level="4">Objetivo:</text:h>
      <text:p text:style-name="Text_20_body">Crear una aplicación que gestione un inventario de productos, permitiendo agregar productos, calcular el valor total del inventario, filtrar productos por categoría y mostrar la información en formato JSON.</text:p>
      <text:h text:style-name="Heading_20_4" text:outline-level="4">Instrucciones:</text:h>
      <text:list text:style-name="L3">
        <text:list-item>
          <text:p text:style-name="P30"><text:span text:style-name="Strong_20_Emphasis">Definir un arreglo de productos</text:span>: Cada producto debe tener un nombre, una categoría, un precio y una cantidad en inventario.</text:p>
        </text:list-item>
        <text:list-item>
          <text:p text:style-name="P30"><text:span text:style-name="Strong_20_Emphasis">Agregar un producto</text:span>: Crear una función para agregar un nuevo producto al arreglo.</text:p>
        </text:list-item>
        <text:list-item>
          <text:p text:style-name="P30"><text:span text:style-name="Strong_20_Emphasis">Calcular el valor total del inventario</text:span>: Utilizar el objeto <text:span text:style-name="Source_20_Text">Math</text:span> para calcular el valor total (precio * cantidad) de todos los productos.</text:p>
        </text:list-item>
        <text:list-item>
          <text:p text:style-name="P30"><text:span text:style-name="Strong_20_Emphasis">Filtrar productos por categoría</text:span>: Crear una función que filtre los productos según su categoría.</text:p>
        </text:list-item>
        <text:list-item>
          <text:p text:style-name="P30"><text:span text:style-name="Strong_20_Emphasis">Mostrar todos los productos en formato JSON</text:span>: Utilizar <text:span text:style-name="Source_20_Text">JSON.stringify()</text:span> para convertir el arreglo de productos a una cadena JSON y mostrarlo en la consola.</text:p>
        </text:list-item>
        <text:list-item>
          <text:p text:style-name="P30"><text:span text:style-name="Strong_20_Emphasis">Mostrar la fecha actual</text:span>: Utilizar el objeto <text:span text:style-name="Source_20_Text">Date</text:span> para mostrar la fecha en la que se realiza la consulta del inventario.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1-05T21:00:53.399000000</dc:date>
    <meta:editing-duration>PT1H25M18S</meta:editing-duration>
    <meta:editing-cycles>29</meta:editing-cycles>
    <meta:generator>LibreOffice/24.2.5.2$Windows_X86_64 LibreOffice_project/bffef4ea93e59bebbeaf7f431bb02b1a39ee8a59</meta:generator>
    <meta:document-statistic meta:table-count="1" meta:image-count="3" meta:object-count="0" meta:page-count="2" meta:paragraph-count="26" meta:word-count="291" meta:character-count="1848" meta:non-whitespace-character-count="1586"/>
  </office:meta>
</office:document-meta>
</file>